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F00007A5F0000856E86AF3DB5.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Arial1" svg:font-family="Arial"/>
    <style:font-face style:name="StarSymbol" svg:font-family="Star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Symbol" svg:font-family="Symbo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ankfurter Hlt" svg:font-family="'Frankfurter Hl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1" style:family="table">
      <style:table-properties style:width="14.395cm" fo:margin-left="0.624cm" fo:margin-right="0.981cm" table:align="margins" style:writing-mode="lr-tb"/>
    </style:style>
    <style:style style:name="Tabla1.A" style:family="table-column">
      <style:table-column-properties style:column-width="3.466cm" style:rel-column-width="15781*"/>
    </style:style>
    <style:style style:name="Tabla1.B" style:family="table-column">
      <style:table-column-properties style:column-width="8.495cm" style:rel-column-width="38670*"/>
    </style:style>
    <style:style style:name="Tabla1.C" style:family="table-column">
      <style:table-column-properties style:column-width="2.434cm" style:rel-column-width="11084*"/>
    </style:style>
    <style:style style:name="Tabla1.1" style:family="table-row">
      <style:table-row-properties style:keep-together="false" fo:keep-together="always"/>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Tabla1.A12" style:family="table-cell">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8pt" style:font-size-asian="18pt" style:font-size-complex="18pt"/>
    </style:style>
    <style:style style:name="P3" style:family="paragraph" style:parent-style-name="Standard">
      <style:paragraph-properties fo:text-align="center" style:justify-single-word="false"/>
      <style:text-properties style:font-name="Arial" fo:font-size="18pt" style:font-size-asian="18pt" style:font-name-complex="Arial" style:font-size-complex="18pt"/>
    </style:style>
    <style:style style:name="P4" style:family="paragraph" style:parent-style-name="Standard">
      <style:text-properties style:font-name="Arial" fo:font-size="14pt" fo:language="es" fo:country="ES" fo:font-weight="bold" style:font-size-asian="14pt" style:font-weight-asian="bold" style:font-size-complex="14pt"/>
    </style:style>
    <style:style style:name="P5" style:family="paragraph" style:parent-style-name="Standard">
      <style:text-properties fo:language="es" fo:country="ES"/>
    </style:style>
    <style:style style:name="P6" style:family="paragraph" style:parent-style-name="Standard">
      <style:paragraph-properties fo:text-align="justify" style:justify-single-word="false"/>
      <style:text-properties fo:language="es" fo:country="ES"/>
    </style:style>
    <style:style style:name="P7" style:family="paragraph" style:parent-style-name="Standard">
      <style:paragraph-properties fo:text-align="center" style:justify-single-word="false"/>
      <style:text-properties style:font-name="Verdana" fo:font-size="18pt" style:font-size-asian="18pt" style:font-name-complex="Tahoma" style:font-size-complex="18pt"/>
    </style:style>
    <style:style style:name="P8" style:family="paragraph" style:parent-style-name="Standard">
      <style:paragraph-properties fo:text-align="start" style:justify-single-word="false"/>
      <style:text-properties style:font-name="Tahoma" fo:font-size="10pt" style:font-size-asian="10pt" style:font-size-complex="10pt"/>
    </style:style>
    <style:style style:name="P9" style:family="paragraph" style:parent-style-name="Standard">
      <style:paragraph-properties fo:text-align="start" style:justify-single-word="false"/>
      <style:text-properties style:font-name="Tahoma" fo:font-size="10pt" style:text-underline-style="solid" style:text-underline-width="auto" style:text-underline-color="font-color"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Tahoma" fo:font-size="10pt" fo:font-style="italic" style:font-size-asian="10pt" style:font-style-asian="italic" style:font-size-complex="10pt" style:font-style-complex="italic"/>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justify" style:justify-single-word="false"/>
    </style:style>
    <style:style style:name="P13" style:family="paragraph" style:parent-style-name="Standard">
      <style:text-properties style:font-name="Times New Roman1" fo:font-size="12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margin-top="0cm" fo:margin-bottom="0cm"/>
    </style:style>
    <style:style style:name="P16" style:family="paragraph" style:parent-style-name="Heading_20_1">
      <style:paragraph-properties fo:margin-top="0cm" fo:margin-bottom="0.499cm"/>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end" style:justify-single-word="false"/>
      <style:text-properties fo:font-weight="bold" style:font-weight-asian="bold" style:font-weight-complex="bold"/>
    </style:style>
    <style:style style:name="P20" style:family="paragraph" style:parent-style-name="Table_20_Contents">
      <style:paragraph-properties fo:text-align="end" style:justify-single-word="false"/>
    </style:style>
    <style:style style:name="P21" style:family="paragraph" style:parent-style-name="Contents_20_1">
      <style:paragraph-properties>
        <style:tab-stops>
          <style:tab-stop style:position="16cm" style:type="right" style:leader-style="dotted" style:leader-text="."/>
        </style:tab-stops>
      </style:paragraph-properties>
    </style:style>
    <style:style style:name="P22" style:family="paragraph" style:parent-style-name="Standard">
      <style:paragraph-properties fo:text-align="start" style:justify-single-word="false"/>
      <style:text-properties style:font-name="Tahoma" fo:font-size="10pt" style:text-underline-style="solid" style:text-underline-width="auto" style:text-underline-color="font-color" fo:font-weight="bold" style:font-size-asian="10pt" style:font-weight-asian="bold" style:font-size-complex="10pt" style:font-weight-complex="bold"/>
    </style:style>
    <style:style style:name="P23" style:family="paragraph" style:parent-style-name="Standard" style:list-style-name="WW8Num27"/>
    <style:style style:name="P24" style:family="paragraph" style:parent-style-name="Standard" style:list-style-name="WW8Num27"/>
    <style:style style:name="P25" style:family="paragraph" style:parent-style-name="Standard" style:list-style-name="WW8Num27"/>
    <style:style style:name="P26" style:family="paragraph" style:parent-style-name="Standard" style:list-style-name="WW8Num27"/>
    <style:style style:name="P27" style:family="paragraph" style:parent-style-name="Standard" style:list-style-name="WW8Num20"/>
    <style:style style:name="P28" style:family="paragraph" style:parent-style-name="Standard" style:list-style-name="WW8Num20"/>
    <style:style style:name="P29" style:family="paragraph" style:parent-style-name="Standard" style:list-style-name="WW8Num20"/>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2"/>
    <style:style style:name="P35" style:family="paragraph" style:parent-style-name="Standard" style:list-style-name="L2"/>
    <style:style style:name="P36" style:family="paragraph" style:parent-style-name="Standard" style:list-style-name="L2"/>
    <style:style style:name="P37" style:family="paragraph" style:parent-style-name="Standard" style:list-style-name="L4"/>
    <style:style style:name="P38" style:family="paragraph" style:parent-style-name="Standard" style:list-style-name="L4"/>
    <style:style style:name="P39" style:family="paragraph" style:parent-style-name="Standard">
      <style:paragraph-properties fo:text-align="center" style:justify-single-word="false"/>
      <style:text-properties style:font-name="Verdana" fo:font-size="18pt" style:font-size-asian="18pt" style:font-name-complex="Tahoma" style:font-size-complex="18pt"/>
    </style:style>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style:text-properties style:font-name="Arial" fo:font-size="18pt" style:font-size-asian="18pt" style:font-name-complex="Arial" style:font-size-complex="18pt"/>
    </style:style>
    <style:style style:name="P42" style:family="paragraph" style:parent-style-name="Standard">
      <style:paragraph-properties fo:text-align="justify" style:justify-single-word="false"/>
    </style:style>
    <style:style style:name="P43" style:family="paragraph" style:parent-style-name="Standard">
      <style:paragraph-properties fo:margin-left="5.002cm" fo:margin-right="0cm" fo:text-indent="1.251cm" style:auto-text-indent="false"/>
      <style:text-properties fo:color="#000000" fo:font-size="16pt" fo:text-shadow="1pt 1pt" style:font-size-asian="16pt"/>
    </style:style>
    <style:style style:name="P44" style:family="paragraph" style:parent-style-name="Standard" style:master-page-name="Standard">
      <style:paragraph-properties style:page-number="auto"/>
    </style:style>
    <style:style style:name="P45" style:family="paragraph" style:parent-style-name="Standard">
      <style:paragraph-properties fo:break-before="page"/>
    </style:style>
    <style:style style:name="P46" style:family="paragraph" style:parent-style-name="Standard" style:master-page-name="Convertir_20_2">
      <style:paragraph-properties fo:text-align="center" style:justify-single-word="false" style:page-number="auto"/>
    </style:style>
    <style:style style:name="P47" style:family="paragraph" style:parent-style-name="Standard" style:master-page-name="ConNumeracion">
      <style:paragraph-properties fo:text-align="center" style:justify-single-word="false" style:page-number="1"/>
      <style:text-properties style:font-name="Verdana" fo:font-size="18pt" style:font-size-asian="18pt" style:font-name-complex="Tahoma" style:font-size-complex="18pt"/>
    </style:style>
    <style:style style:name="P48" style:family="paragraph" style:parent-style-name="Heading_20_2">
      <style:paragraph-properties fo:margin-left="0cm" fo:margin-right="0cm" fo:text-indent="0cm" style:auto-text-indent="false"/>
      <style:text-properties fo:color="#0033cc"/>
    </style:style>
    <style:style style:name="P49" style:family="paragraph" style:parent-style-name="Heading_20_2">
      <style:paragraph-properties fo:margin-left="3.752cm" fo:margin-right="0cm" fo:text-indent="0cm" style:auto-text-indent="false"/>
    </style:style>
    <style:style style:name="P50" style:family="paragraph" style:parent-style-name="Text_20_body">
      <style:paragraph-properties fo:margin-top="0cm" fo:margin-bottom="0cm"/>
    </style:style>
    <style:style style:name="P51" style:family="paragraph" style:parent-style-name="Text_20_body" style:list-style-name="L3">
      <style:paragraph-properties fo:margin-top="0cm" fo:margin-bottom="0cm"/>
    </style:style>
    <style:style style:name="P52" style:family="paragraph" style:parent-style-name="Text_20_body" style:list-style-name="L3">
      <style:paragraph-properties fo:margin-top="0cm" fo:margin-bottom="0cm"/>
    </style:style>
    <style:style style:name="P53" style:family="paragraph" style:parent-style-name="Text_20_body" style:list-style-name="L3">
      <style:paragraph-properties fo:margin-top="0cm" fo:margin-bottom="0cm"/>
    </style:style>
    <style:style style:name="P54" style:family="paragraph" style:parent-style-name="Heading_20_1">
      <style:paragraph-properties fo:text-align="justify" style:justify-single-word="false"/>
    </style:style>
    <style:style style:name="P55" style:family="paragraph" style:parent-style-name="Heading_20_1">
      <style:text-properties fo:color="#000000" style:font-name="Times New Roman"/>
    </style:style>
    <style:style style:name="P56" style:family="paragraph" style:parent-style-name="Heading_20_3">
      <style:text-properties fo:color="#000000" style:font-name="Times New Roman"/>
    </style:style>
    <style:style style:name="T1" style:family="text">
      <style:text-properties style:font-name="Times New Roman" fo:font-size="16pt" style:font-size-asian="16pt"/>
    </style:style>
    <style:style style:name="T2" style:family="text">
      <style:text-properties style:font-name="Times New Roman" fo:font-size="16pt" fo:text-shadow="1pt 1pt" style:font-size-asian="16pt"/>
    </style:style>
    <style:style style:name="T3" style:family="text">
      <style:text-properties fo:color="#000000" style:font-name="Times New Roman"/>
    </style:style>
    <style:style style:name="T4" style:family="text">
      <style:text-properties fo:color="#000000" style:font-name="Times New Roman" fo:font-size="7pt" style:font-size-asian="7pt"/>
    </style:style>
    <style:style style:name="T5" style:family="text">
      <style:text-properties style:font-name="Arial" fo:font-size="18pt" style:font-size-asian="18pt" style:font-name-complex="Arial" style:font-size-complex="18pt"/>
    </style:style>
    <style:style style:name="T6" style:family="text">
      <style:text-properties style:font-name="Arial" fo:font-size="18pt" fo:font-weight="bold" style:font-size-asian="18pt" style:font-weight-asian="bold" style:font-name-complex="Arial" style:font-size-complex="18pt" style:font-weight-complex="bold"/>
    </style:style>
    <style:style style:name="T7" style:family="text">
      <style:text-properties style:font-name="Arial" fo:font-size="14pt" fo:language="es" fo:country="ES" fo:font-weight="bold" style:font-size-asian="14pt" style:font-weight-asian="bold" style:font-size-complex="14pt"/>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language="es" fo:country="ES"/>
    </style:style>
    <style:style style:name="T11" style:family="text">
      <style:text-properties fo:language="es" fo:country="ES" style:text-underline-style="none"/>
    </style:style>
    <style:style style:name="T12" style:family="text">
      <style:text-properties style:font-name="Arial1" fo:font-size="18pt"/>
    </style:style>
    <style:style style:name="T13" style:family="text">
      <style:text-properties style:font-name="Arial1" fo:font-size="18pt" style:font-size-asian="18pt" style:font-name-complex="Arial" style:font-size-complex="18pt"/>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font-name="Times New Roman1" fo:font-size="12pt"/>
    </style:style>
    <style:style style:name="T17" style:family="text">
      <style:text-properties style:text-underline-style="none"/>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2"/>
      <text:p text:style-name="P2"/>
      <text:p text:style-name="P2"/>
      <text:p text:style-name="P1"><text:span text:style-name="T5">Proyecto “</text:span><text:span text:style-name="T13">Utilización de Software Libre a través de la capacitación y distribución</text:span><text:span text:style-name="T5">”, </text:span><text:span text:style-name="T6">“AIKUAA PORÃ”</text:span></text:p>
      <text:p text:style-name="P3"/>
      <text:p text:style-name="P3"/>
      <text:p text:style-name="P1"><text:span text:style-name="T8"><text:s/>Queremos colaborar con la comunidad, para introducir conocimiento, uso y distribución de software libre como una herramienta de trabajo y alternativa gratuita</text:span>.</text:p>
      <text:p text:style-name="P3"/>
      <text:p text:style-name="P3"/>
      <text:p text:style-name="P3"/>
      <text:p text:style-name="P3"/>
      <text:p text:style-name="P3">Carrera de Ingeniería en Informática</text:p>
      <text:p text:style-name="P3">FPUNA</text:p>
      <text:p text:style-name="P3"/>
      <text:p text:style-name="P3"/>
      <text:p text:style-name="P3"/>
      <text:p text:style-name="P1"><text:span text:style-name="T5">Extensión Universitaria: </text:span><text:span text:style-name="T12">Voluntariado Académico a la Comunidad</text:span><text:span text:style-name="T5">.</text:span></text:p>
      <text:p text:style-name="P3"/>
      <text:p text:style-name="P3"/>
      <text:p text:style-name="P3"/>
      <text:p text:style-name="P3">Febrero 2008</text:p>
      <text:p text:style-name="P3"/>
      <text:p text:style-name="P3"/>
      <text:p text:style-name="P3"/>
      <text:p text:style-name="P3">Campus de la UNA</text:p>
      <text:p text:style-name="P3">San Lorenzo, Paraguay</text:p>
      <text:p text:style-name="P4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Redacción:</text:p>
      <text:p text:style-name="P8">Fernando Mancía, alumno de Ingeniería en Informática FP-UNA <text:s text:c="5"/><text:a xlink:type="simple" xlink:href="mailto:fernandomancia@gmail.com">fernandomancia@gmail.com</text:a></text:p>
      <text:p text:style-name="P8">Germán Hüttemann, alumno de Ingeniería en Informática FP-UNA <text:s/><text:a xlink:type="simple" xlink:href="mailto:ghuttemann@gmail.com">ghuttemann@gmail.com</text:a></text:p>
      <text:p text:style-name="P9"/>
      <text:p text:style-name="P9">Profesor Guía:</text:p>
      <text:p text:style-name="P8">MSc. Martha Chenú <text:a xlink:type="simple" xlink:href="mailto:machenu@pol.una.py">machenu@pol.una.py</text:a></text:p>
      <text:p text:style-name="P10"><text:span text:style-name="T14">Materia:</text:span> Actividades Académicas</text:p>
      <text:p text:style-name="P7"><text:soft-page-break/></text:p>
      <text:table-of-content text:style-name="Sect1" text:name="Índice de contenido1">
        <text:table-of-content-source text:outline-level="10" text:use-outline-level="false" text:use-index-marks="false" text:use-index-source-styles="true">
          <text:index-title-template text:style-name="Contents_20_Heading">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Índice de contenido1_Head">
            <text:p text:style-name="Contents_20_Heading">Contenido</text:p>
          </text:index-title>
          <text:p text:style-name="P21"/>
          <text:p text:style-name="P21">Fundamentación<text:tab/>1</text:p>
          <text:p text:style-name="P21">Objetivos<text:tab/>2</text:p>
          <text:p text:style-name="P21">Metas<text:tab/>2</text:p>
          <text:p text:style-name="P21">Metodología de Trabajo<text:tab/>2</text:p>
          <text:p text:style-name="P21">Resultados esperados y formas de evaluación de esos resultados<text:tab/>3</text:p>
          <text:p text:style-name="P21">Recursos Humanos<text:tab/>3</text:p>
          <text:p text:style-name="P21">Beneficiarios del Proyecto<text:tab/>3</text:p>
          <text:p text:style-name="P21">Costos<text:tab/>4</text:p>
          <text:p text:style-name="P21">Financiamiento<text:tab/>4</text:p>
          <text:p text:style-name="P21">Calendario del Proyecto<text:tab/>5</text:p>
          <text:p text:style-name="P21">Créditos académicos, Certificados, Reconocimientos, Premios y Otros estímulos, a ser otorgados a los Docentes, a los Estudiantes y a Otros participantes involucrados. <text:tab/>5</text:p>
          <text:p text:style-name="P21">Anexo: Contenido programático y Cronograma de clases<text:tab/>6</text:p>
        </text:index-body>
      </text:table-of-content>
      <text:p text:style-name="P7"/>
      <text:p text:style-name="P47"/>
      <text:p text:style-name="P7">Proyecto de Uso, capacitación y distribución de software libre a la comunidad como una alternativa al software propietario.</text:p>
      <text:p text:style-name="Standard"/>
      <text:p text:style-name="Standard"/>
      <text:p text:style-name="Standard"/>
      <text:p text:style-name="P4">Institución organizadora</text:p>
      <text:p text:style-name="Standard"/>
      <text:p text:style-name="Standard">Carrera de Ingeniería en Informática de la Facultad Politécnica de la Universidad Nacional de Asunción.</text:p>
      <text:p text:style-name="Standard"/>
      <text:p text:style-name="Standard"/>
      <text:p text:style-name="Standard"><text:span text:style-name="T7">F</text:span><text:span text:style-name="T7">acultades, Instituciones u Organizaciones involucradas</text:span></text:p>
      <text:p text:style-name="P4"/>
      <text:p text:style-name="Standard">Profesores y alumnos de la Carrera de Ingeniería en Informática de la FPUNA, otras Facultades e Instituciones de la UNA.</text:p>
      <text:p text:style-name="Standard"/>
      <text:p text:style-name="Standard"/>
      <text:h text:style-name="Heading_20_1" text:outline-level="1">Fundamentación</text:h>
      <text:p text:style-name="Standard"/>
      <text:p text:style-name="Standard">Nos vemos en el desafío de este emprendimiento por tres razones de gran importancia.</text:p>
      <text:p text:style-name="Standard"/>
      <text:p text:style-name="Standard">Uno, los alumnos de la carrera de Ingeniería en Informática están capacitados para la adopción, instalación, uso y capacitación de software, preferentemente de distribución libre y gratuita.</text:p>
      <text:p text:style-name="Standard"/>
      <text:p text:style-name="Standard">Dos, en vista del escaso presupuesto para la educación en el país, notamos que sería beneficioso para todos el uso de este tipo de software en la Universidad Nacional de Asunción principal e inicialmente, ya que reduciría en un gran porcentaje el presupuesto de adquisición de software, generando un monto no usado que se podría destinar a un mayor alcance de capacitación, a más recursos o más inversión en otras necesidades que son de mayor prioridad.</text:p>
      <text:p text:style-name="Standard"/>
      <text:p text:style-name="Standard">Tres, estaríamos también capacitando a la comunidad universitaria para que funcionarios, <text:s/>profesores e investigadores de la misma tengan un conocimiento útil sobre herramientas software de primera necesidad.</text:p>
      <text:p text:style-name="Standard"/>
      <text:p text:style-name="Standard">Por estas <text:s/>razones la Facultad Politécnica a través de sus programas y voluntarios pueden ofrecer a la comunidad universitaria una salida para que se incremente la productividad, el nivel cultural y de conocimiento, y la inversión social.</text:p>
      <text:p text:style-name="Standard"/>
      <text:p text:style-name="Standard"><text:soft-page-break/></text:p>
      <text:p text:style-name="Standard">Además los voluntarios podrán desenvolverse en otro tipo de entorno, colaborando para la formación educativa de otras personas con menores conocimientos en el área.</text:p>
      <text:p text:style-name="P5"/>
      <text:p text:style-name="P5"/>
      <text:h text:style-name="Heading_20_1" text:outline-level="1">Objetivos</text:h>
      <text:p text:style-name="P5"/>
      <text:list text:style-name="WW8Num27">
        <text:list-item>
          <text:p text:style-name="P23">Minimizar el presupuesto de las instituciones de la UNA al no comprar software propietario sino adquiriendo software libre de alto desempeño teniendo como consultores iniciales a los alumnos voluntarios.</text:p>
        </text:list-item>
        <text:list-item>
          <text:p text:style-name="P23">Transferir conocimientos tecnológicos, capacitar e incentivar a la comunidad universitaria para el estudio e investigación.</text:p>
        </text:list-item>
        <text:list-item>
          <text:p text:style-name="P23">Distribuir y poner en funcionamiento varias máquinas dentro de la organización.</text:p>
        </text:list-item>
        <text:list-item>
          <text:p text:style-name="P23">Incentivar la unión e integración de los funcionarios, profesores e investigadores de la UNA a través de proyectos similares.</text:p>
        </text:list-item>
      </text:list>
      <text:h text:style-name="Heading_20_1" text:outline-level="1"/>
      <text:p text:style-name="Standard"/>
      <text:h text:style-name="Heading_20_1" text:outline-level="1">Metas</text:h>
      <text:p text:style-name="P5"/>
      <text:list text:style-name="WW8Num20">
        <text:list-item>
          <text:p text:style-name="P27">Guiar a los alumnos en la dirección de un proyecto de capacitación e instalación de tecnologías nuevas y de uso gratuito.</text:p>
        </text:list-item>
        <text:list-item>
          <text:p text:style-name="P27">Dotar a la comunidad universitaria de un conocimiento más amplio y mayor cultura tecnológica.</text:p>
        </text:list-item>
        <text:list-item>
          <text:p text:style-name="P27">Avanzar en el desarrollo tecnológico del país brindando soluciones eficientes a distintos tipos de usuarios.</text:p>
        </text:list-item>
      </text:list>
      <text:p text:style-name="Standard"/>
      <text:p text:style-name="Standard"/>
      <text:h text:style-name="Heading_20_1" text:outline-level="1">Metodología de Trabajo</text:h>
      <text:p text:style-name="P5"/>
      <text:p text:style-name="P12"><text:span text:style-name="T10">Antes de la implementación se organizarán reuniones sobre la manera de dictar los cursos y brindar las utilidades mencionadas de forma a establecer un orden y criterio a seguir. Los alumnos </text:span><text:span text:style-name="T11">que dictarán las charlas y cursos deben haber asistido a las reuniones organizativas.</text:span></text:p>
      <text:p text:style-name="P6"/>
      <text:p text:style-name="P6">Durante la capacitación y demostración en una institución en particular, serán designados alumnos instructores dependiendo la cantidad de usuarios a capacitar. Se prevé una cantidad de 10 instructores y 5 ayudantes por cada 25 usuarios por institución que se irán rotando en todo el transcurso del tiempo que dure el curso.</text:p>
      <text:p text:style-name="P6"/>
      <text:p text:style-name="P6">Los alumnos instructores y ayudantes se comprometen a asistir de manera obligatoria a brindar su ayuda, a no ser casos extremos, en los cuales ellos deben proveer un reemplazante.</text:p>
      <text:p text:style-name="P6"/>
      <text:p text:style-name="P6">La capacitación se dará de preferencia en la institución beneficiada con la utilización de sus respectivas máquinas, si es posible. De lo contrario se harán en las salas de informática de la Facultad Politécnica.</text:p>
      <text:p text:style-name="Standard"><text:soft-page-break/></text:p>
      <text:p text:style-name="Standard"/>
      <text:h text:style-name="Heading_20_1" text:outline-level="1">Resultados esperados y formas de evaluación de esos resultados</text:h>
      <text:p text:style-name="Standard"/>
      <text:p text:style-name="P12">A través de la enseñanza de uso e instalación de software libre a los usuarios de una institución se espera una gran reducción en los costos de adquisición de software propietario. En el caso de sistemas operativos y herramientas ofimáticas principalmente que agregan un elevado costo al considerar varias máquinas.</text:p>
      <text:p text:style-name="P12"/>
      <text:p text:style-name="P12">Las clases serán modulares y en forma gradual se irán impartiendo todos los conocimientos necesarios para que el alumno beneficiario pueda desenvolverse de manera eficiente en un sistema software de tipo libre y gratuito, pudiendo hacer todas las labores de forma rápida y eficiente.</text:p>
      <text:p text:style-name="P12"/>
      <text:p text:style-name="P12">Cada clase constará de como máximo 25 alumnos y se podrán abrir hasta 2 secciones. Los cursos serán modulares y se tomará examen a la culminación de cada módulo y éstos serán correlativos.</text:p>
      <text:p text:style-name="P12"/>
      <text:p text:style-name="P12">El alumno deberá aprobar un examen teórico-práctico. Para aprobar los exámenes deberán alcanzar el 60% del puntaje total propuesto en cada módulo. Los alumnos deberán tener un 90% de asistencia.</text:p>
      <text:p text:style-name="Standard"/>
      <text:p text:style-name="Standard"/>
      <text:h text:style-name="Heading_20_1" text:outline-level="1">Recursos Humanos</text:h>
      <text:p text:style-name="Standard"/>
      <text:p text:style-name="P12">Las personas que participarán en el proyecto incluyendo Alumnos y Docentes de la FPUNA, como así también las personas involucradas de otras instituciones y facultades son:</text:p>
      <text:p text:style-name="Standard"/>
      <text:list text:style-name="L1">
        <text:list-item>
          <text:p text:style-name="P30">Profesores de la FPUNA: 10</text:p>
        </text:list-item>
        <text:list-item>
          <text:p text:style-name="P30">Alumnos de la FPUNA: 60</text:p>
        </text:list-item>
        <text:list-item>
          <text:p text:style-name="P30">Beneficiarios por institución: 50</text:p>
        </text:list-item>
      </text:list>
      <text:p text:style-name="Standard"/>
      <text:p text:style-name="Standard"/>
      <text:h text:style-name="Heading_20_1" text:outline-level="1">Beneficiarios del Proyecto</text:h>
      <text:p text:style-name="Standard"/>
      <text:p text:style-name="P12">El proyecto está destinado a los funcionarios en general de una institución de la UNA y debería fijarse un acuerdo formal con cada institución en la que se implementaría. </text:p>
      <text:p text:style-name="P12"/>
      <text:p text:style-name="P12">Un punto importante es que los beneficiarios del proyecto deben ser personas con previos conocimientos informáticos de operador y ofimática, debido a que el presente proyecto no pretende enseñar esto, sino presentar herramientas libres y gratuitas como una alternativa a las comerciales comúnmente utilizadas.</text:p>
      <text:p text:style-name="P12"/>
      <text:p text:style-name="P12"/>
      <text:p text:style-name="P12"><text:soft-page-break/></text:p>
      <text:p text:style-name="P12">Para dar ejemplos de las posibles instituciones beneficiarias del proyecto, citamos:</text:p>
      <text:list text:style-name="L2">
        <text:list-item>
          <text:p text:style-name="P33">Facultades de la UNA</text:p>
        </text:list-item>
        <text:list-item>
          <text:p text:style-name="P33">Centros de investigación de la UNA</text:p>
        </text:list-item>
        <text:list-item>
          <text:p text:style-name="P33">Rectorado</text:p>
        </text:list-item>
        <text:list-item>
          <text:p text:style-name="P33">Otras dependencias de la UNA</text:p>
        </text:list-item>
      </text:list>
      <text:p text:style-name="Standard"/>
      <text:p text:style-name="Standard"/>
      <text:h text:style-name="Heading_20_1" text:outline-level="1">Costos</text:h>
      <text:p text:style-name="Standard"/>
      <text:p text:style-name="Standard">El siguiente cuadro muestra los costos estimados que la Facultad Politécnica, <text:span text:style-name="T16">a través de este proyecto voluntario, aportará a cada una de las instituciones en las que se realizará el proyecto.</text:span></text:p>
      <text:p text:style-name="Standard"/>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8">Material </text:p>
          </table:table-cell>
          <table:table-cell table:style-name="Tabla1.A1" office:value-type="string">
            <text:p text:style-name="P18">Descripción</text:p>
          </table:table-cell>
          <table:table-cell table:style-name="Tabla1.C1" office:value-type="string">
            <text:p text:style-name="P18">Costo (Gs.)</text:p>
          </table:table-cell>
        </table:table-row>
        <table:table-row table:style-name="Tabla1.1">
          <table:table-cell table:style-name="Tabla1.A2" office:value-type="string">
            <text:p text:style-name="Table_20_Contents">Honorarios de Profesores</text:p>
          </table:table-cell>
          <table:table-cell table:style-name="Tabla1.A2" office:value-type="string">
            <text:p text:style-name="Table_20_Contents">10hs. a 100.000 Gs. la hora por 10</text:p>
          </table:table-cell>
          <table:table-cell table:style-name="Tabla1.C2" office:value-type="string">
            <text:p text:style-name="P20">10.000.000</text:p>
          </table:table-cell>
        </table:table-row>
        <table:table-row table:style-name="Tabla1.1">
          <table:table-cell table:style-name="Tabla1.A2" office:value-type="string">
            <text:p text:style-name="Table_20_Contents">Disponibilidad de máquinas (*)</text:p>
          </table:table-cell>
          <table:table-cell table:style-name="Tabla1.A2" office:value-type="string">
            <text:p text:style-name="Table_20_Contents">500.000 Gs. por hora</text:p>
          </table:table-cell>
          <table:table-cell table:style-name="Tabla1.C2" office:value-type="string">
            <text:p text:style-name="P20">50.000.000</text:p>
          </table:table-cell>
        </table:table-row>
        <table:table-row table:style-name="Tabla1.1">
          <table:table-cell table:style-name="Tabla1.A2" office:value-type="string">
            <text:p text:style-name="Table_20_Contents">Materiales para alumnos</text:p>
          </table:table-cell>
          <table:table-cell table:style-name="Tabla1.A2" office:value-type="string">
            <text:p text:style-name="Standard">CD's y DVD's del software y manuales digitales,</text:p>
            <text:p text:style-name="Standard">manuales impresos.</text:p>
          </table:table-cell>
          <table:table-cell table:style-name="Tabla1.C2" office:value-type="string">
            <text:p text:style-name="P20">500.000</text:p>
          </table:table-cell>
        </table:table-row>
        <table:table-row table:style-name="Tabla1.1">
          <table:table-cell table:style-name="Tabla1.A2" office:value-type="string">
            <text:p text:style-name="Table_20_Contents">Materiales para la clase</text:p>
          </table:table-cell>
          <table:table-cell table:style-name="Tabla1.A2" office:value-type="string">
            <text:p text:style-name="P13">Bolígrafos, cuadernos, pinceles y borradores para pizarra, notebook y proyector.</text:p>
          </table:table-cell>
          <table:table-cell table:style-name="Tabla1.C2" office:value-type="string">
            <text:p text:style-name="P20">500.000</text:p>
          </table:table-cell>
        </table:table-row>
        <table:table-row table:style-name="Tabla1.1">
          <table:table-cell table:style-name="Tabla1.A2" office:value-type="string">
            <text:p text:style-name="Table_20_Contents">Movilidad</text:p>
          </table:table-cell>
          <table:table-cell table:style-name="Tabla1.A2" office:value-type="string">
            <text:p text:style-name="Standard">Traslado a la institución beneficiara.</text:p>
          </table:table-cell>
          <table:table-cell table:style-name="Tabla1.C2" office:value-type="string">
            <text:p text:style-name="P20">2.000.000</text:p>
          </table:table-cell>
        </table:table-row>
        <table:table-row table:style-name="Tabla1.1">
          <table:table-cell table:style-name="Tabla1.A2" office:value-type="string">
            <text:p text:style-name="Table_20_Contents">Certificados</text:p>
          </table:table-cell>
          <table:table-cell table:style-name="Tabla1.A2" office:value-type="string">
            <text:p text:style-name="Standard">50 unidades</text:p>
          </table:table-cell>
          <table:table-cell table:style-name="Tabla1.C2" office:value-type="string">
            <text:p text:style-name="P20">1.000.000</text:p>
          </table:table-cell>
        </table:table-row>
        <table:table-row table:style-name="Tabla1.1">
          <table:table-cell table:style-name="Tabla1.A2" office:value-type="string">
            <text:p text:style-name="Table_20_Contents">Afiches alusivos</text:p>
          </table:table-cell>
          <table:table-cell table:style-name="Tabla1.A2" office:value-type="string">
            <text:p text:style-name="Standard">100 unidades</text:p>
          </table:table-cell>
          <table:table-cell table:style-name="Tabla1.C2" office:value-type="string">
            <text:p text:style-name="P20">100.000</text:p>
          </table:table-cell>
        </table:table-row>
        <table:table-row table:style-name="Tabla1.1">
          <table:table-cell table:style-name="Tabla1.A2" office:value-type="string">
            <text:p text:style-name="Table_20_Contents">Anuncios</text:p>
          </table:table-cell>
          <table:table-cell table:style-name="Tabla1.A2" office:value-type="string">
            <text:p text:style-name="Table_20_Contents">Publicidad en la radio ARANDUKA</text:p>
          </table:table-cell>
          <table:table-cell table:style-name="Tabla1.C2" office:value-type="string">
            <text:p text:style-name="P20">600.000</text:p>
          </table:table-cell>
        </table:table-row>
        <table:table-row table:style-name="Tabla1.1">
          <table:table-cell table:style-name="Tabla1.A2" table:number-columns-spanned="2" office:value-type="string">
            <text:p text:style-name="Table_20_Contents">Total Parcial</text:p>
          </table:table-cell>
          <table:covered-table-cell/>
          <table:table-cell table:style-name="Tabla1.C2" office:value-type="string">
            <text:p text:style-name="P20">64.700.000</text:p>
          </table:table-cell>
        </table:table-row>
        <table:table-row table:style-name="Tabla1.1">
          <table:table-cell table:style-name="Tabla1.A2" office:value-type="string">
            <text:p text:style-name="Table_20_Contents">Imprevistos</text:p>
          </table:table-cell>
          <table:table-cell table:style-name="Tabla1.A2" office:value-type="string">
            <text:p text:style-name="Standard">10% del Total Parcial</text:p>
          </table:table-cell>
          <table:table-cell table:style-name="Tabla1.C2" office:value-type="string">
            <text:p text:style-name="P20">6.470.000</text:p>
          </table:table-cell>
        </table:table-row>
        <table:table-row table:style-name="Tabla1.1">
          <table:table-cell table:style-name="Tabla1.A12" table:number-columns-spanned="2" office:value-type="string">
            <text:p text:style-name="P17">Total General</text:p>
          </table:table-cell>
          <table:covered-table-cell/>
          <table:table-cell table:style-name="Tabla1.C2" office:value-type="string">
            <text:p text:style-name="P19">71.170.000</text:p>
          </table:table-cell>
        </table:table-row>
      </table:table>
      <text:p text:style-name="Standard"/>
      <text:p text:style-name="P14">(*) En el caso que no se realice en la institución.</text:p>
      <text:p text:style-name="Standard"/>
      <text:p text:style-name="Standard"/>
      <text:h text:style-name="P16" text:outline-level="1">Financiamiento</text:h>
      <text:list text:style-name="L3">
        <text:list-item>
          <text:p text:style-name="P51">FF 10 (recursos del Estado).</text:p>
        </text:list-item>
        <text:list-item>
          <text:p text:style-name="P51">FF 30 (recursos Institucionales).</text:p>
        </text:list-item>
        <text:list-item>
          <text:p text:style-name="P51">Prestamos y/o Donaciones.</text:p>
        </text:list-item>
      </text:list>
      <text:p text:style-name="P50"/>
      <text:p text:style-name="P50"><text:soft-page-break/></text:p>
      <text:p text:style-name="P15">En cuanto a los honorarios de los instructores serán totalmente gratuitos y en cuanto a las máquinas utilizadas serán en la institución beneficiada, de lo contrario se buscará un horario acorde para el dictamen de las clases en la Facultad Politécnica.</text:p>
      <text:p text:style-name="Standard"/>
      <text:p text:style-name="Standard"/>
      <text:h text:style-name="Heading_20_1" text:outline-level="1">Calendario del Proyecto</text:h>
      <text:p text:style-name="Standard"/>
      <text:p text:style-name="P11">Fechas estimadas para la ejecución del proyecto:</text:p>
      <text:p text:style-name="Standard"><text:span text:style-name="T14">Inicio:</text:span> Junio 2008</text:p>
      <text:p text:style-name="Standard"><text:span text:style-name="T14">Tiempos a ser utilizados:</text:span> Se darán clases de una hasta tres veces por semana, durante 4 horas cada una, lo que totaliza unas 100 horas reloj para cada institución. Más información sobre el cronograma y la duración exacta del proyecto se detalla en el documento adjunto del contenido programático de las clases.</text:p>
      <text:p text:style-name="Standard"/>
      <text:p text:style-name="Standard"/>
      <text:h text:style-name="Heading_20_1" text:outline-level="1">Créditos académicos, Certificados, Reconocimientos, Premios y Otros estímulos, a ser otorgados a los Docentes, a los Estudiantes y a Otros participantes involucrados. </text:h>
      <text:p text:style-name="Standard"/>
      <text:p text:style-name="Standard">Con la ejecución de este Proyecto se da cumplimiento a la Resolución No. 428-00-2005 de la UNA. De igual modo se otorgarán:</text:p>
      <text:p text:style-name="Standard"/>
      <text:list text:style-name="L4">
        <text:list-item>
          <text:p text:style-name="P37"><text:span text:style-name="T15">Certificados:</text:span> Se otorgarán certificados por la aprobación de cada módulo completo a los estudiantes.</text:p>
        </text:list-item>
        <text:list-item>
          <text:p text:style-name="P37"><text:span text:style-name="T15">Reconocimientos:</text:span> Se entregará un documento de reconocimiento especial a todos los Profesores y Alumnos de la FPUNA por la participación en este proyecto.</text:p>
        </text:list-item>
      </text:list>
      <text:p text:style-name="Standard"/>
      <text:p text:style-name="P45"/>
      <text:h text:style-name="Heading_20_1" text:outline-level="1">Anexo: Contenido programático y Cronograma de clas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Arial1" svg:font-family="Arial"/>
    <style:font-face style:name="StarSymbol" svg:font-family="Star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Symbol" svg:font-family="Symbo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ankfurter Hlt" svg:font-family="'Frankfurter Hl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PY"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language="es" fo:country="ES" fo:font-weight="bold" style:font-size-asian="14pt" style:font-weight-asian="bold" style:font-size-complex="14pt"/>
    </style:style>
    <style:style style:name="Heading_20_2" style:display-name="Heading 2" style:family="paragraph" style:parent-style-name="Standard" style:next-style-name="Standard" style:class="text" style:default-outline-level="2">
      <style:paragraph-properties fo:margin-left="2.501cm" fo:margin-right="0cm" fo:text-indent="1.251cm" style:auto-text-indent="false" fo:keep-with-next="always"/>
      <style:text-properties fo:color="#000000" style:font-name="Arial" fo:font-size="14pt" style:font-size-asian="14pt"/>
    </style:style>
    <style:style style:name="Heading_20_3" style:display-name="Heading 3" style:family="paragraph" style:parent-style-name="Standard" style:next-style-name="Standard" style:class="text" style:default-outline-level="3">
      <style:paragraph-properties fo:margin-left="5.002cm" fo:margin-right="0cm" fo:text-indent="1.251cm" style:auto-text-indent="false" fo:keep-with-next="always"/>
      <style:text-properties fo:color="#0000ff" style:font-name="Frankfurter Hlt" fo:font-size="14pt" fo:text-shadow="1pt 1pt" style:font-size-asian="14pt"/>
    </style:style>
    <style:style style:name="Heading_20_4" style:display-name="Heading 4" style:family="paragraph" style:parent-style-name="Standard" style:next-style-name="Standard" style:class="text" style:default-outline-level="4">
      <style:paragraph-properties fo:keep-with-next="always"/>
      <style:text-properties fo:color="#0033cc" style:font-name="Arial" fo:font-size="7pt" fo:font-weight="bold" style:font-size-asian="7pt" style:font-weight-asian="bold"/>
    </style:style>
    <style:style style:name="Heading_20_5" style:display-name="Heading 5" style:family="paragraph" style:parent-style-name="Standard" style:next-style-name="Standard" style:class="text" style:default-outline-level="5">
      <style:paragraph-properties fo:keep-with-next="always">
        <style:tab-stops>
          <style:tab-stop style:position="2.858cm"/>
        </style:tab-stops>
      </style:paragraph-properties>
      <style:text-properties fo:color="#000000" fo:font-size="14pt" fo:language="es" fo:country="ES" style:font-size-asian="14pt"/>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fo:color="#000000" fo:font-size="16pt" fo:language="es" fo:country="ES" fo:font-weight="bold" style:font-size-asian="16pt" style:font-weight-asian="bold" style:font-weight-complex="bold"/>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cm"/>
      <style:text-properties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indent="0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1.251cm" style:auto-text-indent="false"/>
      <style:text-properties fo:color="#000000" fo:font-size="14pt" fo:language="es" fo:country="ES" style:font-size-asian="14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Page_20_Number" style:display-name="Page Number" style:family="text" style:parent-style-name="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Arial Narrow"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Arial Narrow"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Arial Narrow" style:font-name-asian="Times New Roman" style:font-name-complex="Times New Roman"/>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4z0" style:family="text">
      <style:text-properties style:font-name="Arial Narrow"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start-value="4">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Arial Narrow"/>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Wingdings"/>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0"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0"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Arial Narrow"/>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Arial Narrow"/>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I" text:start-value="3">
        <style:list-level-properties text:space-before="1.905cm" text:min-label-width="1.27cm"/>
      </text:list-level-style-number>
      <text:list-level-style-number text:level="3" style:num-suffix="." style:num-format="a" style:num-letter-sync="true" text:start-value="10">
        <style:list-level-properties text:space-before="3.492cm" text:min-label-width="1.244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Arial Narrow"/>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I" text:start-value="2">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ing_20_2">
      <style:paragraph-properties fo:margin-left="0cm" fo:margin-right="0cm" fo:text-indent="0cm" style:auto-text-indent="false"/>
      <style:text-properties fo:color="#0033cc"/>
    </style:style>
    <style:style style:name="P2" style:family="paragraph" style:parent-style-name="Standard">
      <style:paragraph-properties fo:margin-left="5.002cm" fo:margin-right="0cm" fo:text-indent="1.251cm" style:auto-text-indent="false"/>
      <style:text-properties fo:color="#000000" fo:font-size="16pt" fo:text-shadow="1pt 1pt" style:font-size-asian="16pt"/>
    </style:style>
    <style:style style:name="P3" style:family="paragraph" style:parent-style-name="Heading_20_3">
      <style:text-properties fo:color="#000000" style:font-name="Times New Roman"/>
    </style:style>
    <style:style style:name="P4" style:family="paragraph" style:parent-style-name="Heading_20_1">
      <style:paragraph-properties fo:text-align="justify" style:justify-single-word="false"/>
    </style:style>
    <style:style style:name="P5" style:family="paragraph" style:parent-style-name="Heading_20_2">
      <style:paragraph-properties fo:margin-left="3.752cm" fo:margin-right="0cm" fo:text-indent="0cm" style:auto-text-indent="false"/>
    </style:style>
    <style:style style:name="P6" style:family="paragraph" style:parent-style-name="Heading_20_1">
      <style:text-properties fo:color="#000000" style:font-name="Times New Roman"/>
    </style:style>
    <style:style style:name="T1" style:family="text">
      <style:text-properties style:font-name="Times New Roman" fo:font-size="16pt" style:font-size-asian="16pt"/>
    </style:style>
    <style:style style:name="T2" style:family="text">
      <style:text-properties style:font-name="Times New Roman" fo:font-size="16pt" fo:text-shadow="1pt 1pt" style:font-size-asian="16pt"/>
    </style:style>
    <style:style style:name="T3" style:family="text">
      <style:text-properties fo:color="#000000" style:font-name="Times New Roman" fo:font-size="7pt" style:font-size-asian="7pt"/>
    </style:style>
    <style:style style:name="T4" style:family="text">
      <style:text-properties fo:color="#000000" style:font-name="Times New Roman"/>
    </style:style>
    <style:style style:name="T5" style:family="text">
      <style:text-properties fo:font-style="italic" style:font-style-asian="italic" style:font-style-complex="italic"/>
    </style:style>
    <style:style style:name="T6" style:family="text">
      <style:text-properties style:text-underline-style="none"/>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2.501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pm2">
      <style:page-layout-properties fo:page-width="20.999cm" fo:page-height="29.699cm" style:num-format="1" style:print-orientation="portrait" fo:margin-top="1.251cm" fo:margin-bottom="2.501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top="0.499cm"/>
      </style:footer-style>
    </style:page-layout>
    <style:page-layout style:name="pm3">
      <style:page-layout-properties fo:page-width="21.001cm" fo:page-height="29.7cm" style:num-format="1" style:print-orientation="portrait" fo:margin-top="1.251cm" fo:margin-bottom="2.501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pm4">
      <style:page-layout-properties fo:page-width="20.999cm" fo:page-height="29.699cm" style:num-format="1" style:print-orientation="portrait" fo:margin-top="1.251cm" fo:margin-bottom="1.09cm" fo:margin-left="3cm" fo:margin-right="2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top="0.499cm"/>
      </style:footer-style>
    </style:page-layout>
    <style:page-layout style:name="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pm6">
      <style:page-layout-properties fo:page-width="21.001cm" fo:page-height="29.7cm" style:num-format="1" style:print-orientation="portrait" fo:margin-top="1.251cm" fo:margin-bottom="2.501cm" fo:margin-left="3cm" fo:margin-right="2cm" fo:border-top="0.018cm solid #000000" fo:border-bottom="none" fo:border-left="none" fo:border-right="none" fo:padding="0cm" style:shadow="none" fo:background-color="transparent"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998cm" fo:margin-left="0cm" fo:margin-right="0cm" fo:margin-top="0.499cm" fo:border-top="0.018cm solid #000000" fo:border-bottom="none" fo:border-left="none" fo:border-right="none" fo:padding="0cm" style:shadow="none" style:dynamic-spacing="true"/>
      </style:footer-style>
    </style:page-layout>
  </office:automatic-styles>
  <office:master-styles>
    <style:master-page style:name="Standard" style:page-layout-name="pm1">
      <style:header>
        <text:h text:style-name="P1" text:outline-level="2"><draw:frame draw:style-name="fr1" draw:name="gráficos5" text:anchor-type="char" svg:x="0cm" svg:y="-0.019cm" svg:width="2.184cm" svg:height="2.223cm" draw:z-index="2"><draw:image xlink:href="Pictures/2000000F00007A5F0000856E86AF3DB5.wmf" xlink:type="simple" xlink:show="embed" xlink:actuate="onLoad"/></draw:frame></text:h>
        <text:p text:style-name="Header_20_right"><text:span text:style-name="T1"><text:s text:c="6"/><text:tab/> <text:s text:c="24"/></text:span><text:span text:style-name="T2">UNIVERSIDAD NACIONAL DE ASUNCIÓN</text:span></text:p>
        <text:p text:style-name="P2"><text:s text:c="3"/>FACULTAD POLITÉCNICA</text:p>
        <text:h text:style-name="P3" text:outline-level="3"><text:s/>Alumnos de Ingeniería en Informática</text:h>
        <text:h text:style-name="P4" text:outline-level="1"><text:span text:style-name="T3">CIUDAD UNIVERSITARIA</text:span><text:tab/><text:tab/><text:tab/> <text:s text:c="2"/></text:h>
        <text:h text:style-name="Heading_20_1" text:outline-level="1"><text:span text:style-name="T3"><text:s/>SAN LORENZO – PARAGUAY</text:span><text:span text:style-name="T4"><text:tab/><text:tab/> <text:s text:c="2"/></text:span></text:h>
      </style:header>
    </style:master-page>
    <style:master-page style:name="Convertir_20_1" style:display-name="Convertir 1" style:page-layout-name="pm2">
      <style:header>
        <text:h text:style-name="P1" text:outline-level="2"><draw:frame draw:style-name="fr1" draw:name="gráficos1" text:anchor-type="char" svg:x="0cm" svg:y="-0.019cm" svg:width="2.184cm" svg:height="2.223cm" draw:z-index="0"><draw:image xlink:href="Pictures/2000000F00007A5F0000856E86AF3DB5.wmf" xlink:type="simple" xlink:show="embed" xlink:actuate="onLoad"/></draw:frame></text:h>
        <text:h text:style-name="P5" text:outline-level="2"><text:span text:style-name="T1"><text:s text:c="6"/></text:span><text:span text:style-name="T2">UNIVERSIDAD NACIONAL DE ASUNCIÓN</text:span></text:h>
        <text:p text:style-name="P2"><text:s text:c="13"/>FACULTAD POLITÉCNICA</text:p>
        <text:h text:style-name="P3" text:outline-level="3"><text:s text:c="13"/>Coordinación Ingeniería en Informática</text:h>
        <text:h text:style-name="P4" text:outline-level="1"><text:span text:style-name="T3">CIUDAD UNIVERSITARIA</text:span><text:tab/><text:tab/><text:tab/> <text:s text:c="2"/></text:h>
        <text:h text:style-name="Heading_20_1" text:outline-level="1"><text:span text:style-name="T3"><text:s/>SAN LORENZO – PARAGUAY</text:span><text:span text:style-name="T4"><text:tab/><text:tab/> <text:s text:c="2"/></text:span></text:h>
      </style:header>
      <style:footer>
        <text:p text:style-name="Footer"/>
      </style:footer>
    </style:master-page>
    <style:master-page style:name="Convertir_20_2" style:display-name="Convertir 2" style:page-layout-name="pm3">
      <style:header>
        <text:h text:style-name="P1" text:outline-level="2"><draw:frame draw:style-name="fr1" draw:name="gráficos4" text:anchor-type="char" svg:x="0cm" svg:y="-0.019cm" svg:width="2.184cm" svg:height="2.223cm" draw:z-index="4"><draw:image xlink:href="Pictures/2000000F00007A5F0000856E86AF3DB5.wmf" xlink:type="simple" xlink:show="embed" xlink:actuate="onLoad"/></draw:frame></text:h>
        <text:h text:style-name="P5" text:outline-level="2"><text:span text:style-name="T1"><text:s text:c="6"/></text:span><text:span text:style-name="T2">UNIVERSIDAD NACIONAL DE ASUNCIÓN</text:span></text:h>
        <text:p text:style-name="P2"><text:s text:c="4"/>FACULTAD POLITÉCNICA</text:p>
        <text:h text:style-name="P3" text:outline-level="3"><text:s/>Coordinación Ingeniería en Informática</text:h>
        <text:h text:style-name="P4" text:outline-level="1"><text:span text:style-name="T3">CIUDAD UNIVERSITARIA</text:span><text:tab/><text:tab/><text:tab/> <text:s text:c="2"/></text:h>
        <text:h text:style-name="Heading_20_1" text:outline-level="1"><text:span text:style-name="T3">SAN LORENZO – PARAGUAY</text:span><text:span text:style-name="T4"><text:tab/><text:tab/> <text:s text:c="2"/></text:span></text:h>
      </style:header>
    </style:master-page>
    <style:master-page style:name="Convertir_20_3" style:display-name="Convertir 3" style:page-layout-name="pm4">
      <style:header>
        <text:h text:style-name="P1" text:outline-level="2"><draw:frame draw:style-name="fr1" draw:name="gráficos3" text:anchor-type="char" svg:x="0cm" svg:y="-0.019cm" svg:width="2.184cm" svg:height="2.223cm" draw:z-index="0"><draw:image xlink:href="Pictures/2000000F00007A5F0000856E86AF3DB5.wmf" xlink:type="simple" xlink:show="embed" xlink:actuate="onLoad"/></draw:frame></text:h>
        <text:h text:style-name="P5" text:outline-level="2"><text:span text:style-name="T1"><text:s text:c="6"/></text:span><text:span text:style-name="T2">UNIVERSIDAD NACIONAL DE ASUNCIÓN</text:span></text:h>
        <text:p text:style-name="P2"><text:s text:c="13"/>FACULTAD POLITÉCNICA</text:p>
        <text:h text:style-name="P3" text:outline-level="3"><text:s text:c="13"/>Coordinación Ingeniería en Informática</text:h>
        <text:h text:style-name="P4" text:outline-level="1"><text:span text:style-name="T3">CIUDAD UNIVERSITARIA</text:span><text:tab/><text:tab/><text:tab/> <text:s text:c="2"/></text:h>
        <text:h text:style-name="Heading_20_1" text:outline-level="1"><text:span text:style-name="T3"><text:s/>SAN LORENZO – PARAGUAY</text:span><text:span text:style-name="T4"><text:tab/><text:tab/></text:span></text:h>
        <text:h text:style-name="P6" text:outline-level="1"><text:s text:c="3"/></text:h>
      </style:header>
      <style:footer>
        <text:p text:style-name="Footer"/>
      </style:footer>
    </style:master-page>
    <style:master-page style:name="HTML" style:page-layout-name="pm5">
      <style:footer>
        <text:p text:style-name="Footer"/>
      </style:footer>
    </style:master-page>
    <style:master-page style:name="ConNumeracion" style:page-layout-name="pm6">
      <style:header>
        <text:h text:style-name="P1" text:outline-level="2"><draw:frame draw:style-name="fr1" draw:name="gráficos6" text:anchor-type="char" svg:x="0cm" svg:y="-0.019cm" svg:width="2.184cm" svg:height="2.223cm" draw:z-index="10"><draw:image xlink:href="Pictures/2000000F00007A5F0000856E86AF3DB5.wmf" xlink:type="simple" xlink:show="embed" xlink:actuate="onLoad"/></draw:frame></text:h>
        <text:h text:style-name="P5" text:outline-level="2"><text:span text:style-name="T1"><text:s text:c="6"/></text:span><text:span text:style-name="T2">UNIVERSIDAD NACIONAL DE ASUNCIÓN</text:span></text:h>
        <text:p text:style-name="P2"><text:s text:c="13"/>FACULTAD POLITÉCNICA</text:p>
        <text:h text:style-name="P3" text:outline-level="3"><text:s text:c="13"/>Coordinación Ingeniería en Informática</text:h>
        <text:h text:style-name="P4" text:outline-level="1"><text:span text:style-name="T3">CIUDAD UNIVERSITARIA</text:span><text:tab/><text:tab/><text:tab/> <text:s text:c="2"/></text:h>
        <text:h text:style-name="Heading_20_1" text:outline-level="1"><text:span text:style-name="T3">SAN LORENZO – PARAGUAY</text:span><text:span text:style-name="T4"><text:tab/><text:tab/> <text:s text:c="2"/></text:span></text:h>
      </style:header>
      <style:footer>
        <text:p text:style-name="Footer"><text:span text:style-name="T5">Proyecto Aikuaa Porã</text:span><text:span text:style-name="T6"><text:tab/><text:tab/></text:span><text:span text:style-name="T6"><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Germán Hüttemann Arza</meta:initial-creator>
    <meta:creation-date>2007-12-08T12:19:40</meta:creation-date>
    <dc:creator>Germán Hüttemann Arza</dc:creator>
    <dc:date>2008-02-15T23:23:52</dc:date>
    <meta:printed-by>Germán Hüttemann Arza</meta:printed-by>
    <meta:print-date>2008-02-15T23:07:53</meta:print-date>
    <meta:editing-cycles>163</meta:editing-cycles>
    <meta:editing-duration>PT7H33M30S</meta:editing-duration>
    <meta:user-defined meta:name="Info 1"/>
    <meta:user-defined meta:name="Info 2"/>
    <meta:user-defined meta:name="Info 3"/>
    <meta:user-defined meta:name="Info 4"/>
    <meta:document-statistic meta:table-count="1" meta:image-count="5" meta:object-count="0" meta:page-count="10" meta:paragraph-count="150" meta:word-count="1442" meta:character-count="9865"/>
  </office:meta>
</office:document-meta>
</file>